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25-02-1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24-01-1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23-01-01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21-12-0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21-01-22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20-01-1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19-01-31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18-01-30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17-01-2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16-01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15-01-1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13-12-0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12-12-11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11-12-0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10-12-1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10-01-2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09-02-0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08-01-28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07-01-2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06-01-1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05-01-20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04-02-0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03-02-04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02-01-09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01-01-23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2000-01-18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9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9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9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92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86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8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8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8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8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83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8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81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7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7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77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7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7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74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73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7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7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7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6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6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6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6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6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65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6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6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6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61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5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5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5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5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5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5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52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5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51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5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4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4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459095451901</text:p>
          </table:table-cell>
          <table:table-cell office:value-type="string" calcext:value-type="string">
            <text:p>JY-65-34-901</text:p>
          </table:table-cell>
          <table:table-cell office:value-type="string" calcext:value-type="string">
            <text:p>194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